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 Mono" svg:font-family="'DejaVu Sans Mono'" style:font-adornments="Libro" style:font-family-generic="modern" style:font-pitch="fixed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Negrita" style:font-family-generic="swiss" style:font-pitch="variable"/>
    <style:font-face style:name="DejaVu Sans3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a1" style:family="table" style:master-page-name="">
      <style:table-properties style:width="17cm" style:rel-width="100%" fo:margin-top="0.3cm" fo:margin-bottom="0.3cm" style:page-number="auto" table:align="center" style:shadow="none" style:may-break-between-rows="true" table:border-model="collapsing"/>
    </style:style>
    <style:style style:name="Tabla1.A" style:family="table-column">
      <style:table-column-properties style:column-width="2.551cm" style:rel-column-width="9830*"/>
    </style:style>
    <style:style style:name="Tabla1.B" style:family="table-column">
      <style:table-column-properties style:column-width="11.901cm" style:rel-column-width="45874*"/>
    </style:style>
    <style:style style:name="Tabla1.C" style:family="table-column">
      <style:table-column-properties style:column-width="2.551cm" style:rel-column-width="9831*"/>
    </style:style>
    <style:style style:name="Tabla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 style:master-page-name="">
      <style:table-properties style:width="17cm" style:rel-width="100%" fo:margin-top="0.3cm" fo:margin-bottom="0.3cm" style:page-number="auto" table:align="center" style:shadow="none" style:may-break-between-rows="true" table:border-model="collapsing"/>
    </style:style>
    <style:style style:name="Tabla2.A" style:family="table-column">
      <style:table-column-properties style:column-width="5.099cm" style:rel-column-width="19660*"/>
    </style:style>
    <style:style style:name="Tabla2.B" style:family="table-column">
      <style:table-column-properties style:column-width="6.8cm" style:rel-column-width="26214*"/>
    </style:style>
    <style:style style:name="Tabla2.C" style:family="table-column">
      <style:table-column-properties style:column-width="5.099cm" style:rel-column-width="19661*"/>
    </style:style>
    <style:style style:name="Tabla2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 style:master-page-name="Standard">
      <style:paragraph-properties style:page-number="auto" fo:break-before="page"/>
    </style:style>
    <style:style style:name="P2" style:family="paragraph" style:parent-style-name="Heading_20_2" style:master-page-name="Standard">
      <style:paragraph-properties style:page-number="auto" fo:break-before="page"/>
    </style:style>
    <style:style style:name="P3" style:family="paragraph" style:parent-style-name="Standard" style:master-page-name="Standard">
      <style:paragraph-properties style:page-number="auto" fo:break-before="page"/>
    </style:style>
    <style:style style:name="P4" style:family="paragraph" style:parent-style-name="Standard" style:master-page-name="Landscape">
      <style:paragraph-properties style:page-number="auto" fo:break-before="page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umentación de UnoGenerator</text:p>
      <text:p text:style-name="Subtitle">Version: 0.12.0</text:p>
      <text:h text:style-name="Heading_20_1" text:outline-level="1">Introducción</text:h>
      <text:p text:style-name="Standard">UnoGenerator uses Libreoffice UNO API python bindings to generate documents. So in order to use, you need to launch a --headless libreoffice instance. You can easily launch unogenerator_start script with bash.</text:p>
      <text:p text:style-name="Standard">UnoGenerator has standard templates to help you with edition, although you can use your own templates. Puedes editar éste o crear el tuyo. This document has been created with 'standard.odt' files that you can find inside this python module.</text:p>
      <text:h text:style-name="Heading_20_2" text:outline-level="2">Instalación</text:h>
      <text:p text:style-name="Standard">Puedes usar pip para instalar este paquete python:</text:p>
      <text:p text:style-name="Code">pip install unogenerator</text:p>
      <text:h text:style-name="Heading_20_2" text:outline-level="2">Ejemplo 'Hola Mundo' de ODT</text:h>
      <text:p text:style-name="Standard">Este un ejemplo 'Hello World'. Has generado el ejemplo en los formatos odt, docx y pdf</text:p>
      <text:p text:style-name="Code">from unogenerator import ODT_Standard<text:line-break/>doc=ODT_Standard()<text:line-break/>doc.addParagraph("Hello World", "Heading 1")<text:line-break/>doc.addParagraph("Easy, isn't it","Standard")<text:line-break/>doc.save("hello_world.odt")<text:line-break/>doc.export_docx("hello_world.docx")<text:line-break/>doc.export_pdf("hello_world.pdf")<text:line-break/>doc.close()</text:p>
      <text:h text:style-name="P1" text:outline-level="1">ODT</text:h>
      <text:p text:style-name="Standard">Los ficheros ODT son generados rápidamente con UnoGenerator. Hay una plantilla predefinida en el código llamada 'standard.odt' para ayudar con la edición.</text:p>
      <text:h text:style-name="Heading_20_2" text:outline-level="2">Llamando al constructor ODT</text:h>
      <text:p text:style-name="Standard">Puedes llamar al constructor ODT de estas maneras:</text:p>
      <text:list xml:id="list3671718231" text:style-name="List_20_1">
        <text:list-item>
          <text:p text:style-name="BulletsLevel1">ODT with standard template (Recomended). There is a predefined template in code called 'standard.odt', inside this python module, to help you with edition, although you can use your own ones. Con este modo puedes crear nuevos documentos</text:p>
        </text:list-item>
      </text:list>
      <text:p text:style-name="Code">from unogenerator import ODT_Standard<text:line-break/>doc=ODT_Standard()</text:p>
      <text:list xml:id="list195402516973047" text:continue-numbering="true" text:style-name="List_20_1">
        <text:list-item>
          <text:p text:style-name="BulletsLevel1">ODT with template or file (Recomended). With this mode you can read your files to overwrite them or use your file as a new template to create new documents</text:p>
        </text:list-item>
      </text:list>
      <text:p text:style-name="Code">from unogenerator import ODT<text:line-break/>doc=ODT('yourdocument.odt')</text:p>
      <text:list xml:id="list195400700388204" text:continue-numbering="true" text:style-name="List_20_1">
        <text:list-item>
          <text:p text:style-name="BulletsLevel1">ODT sin plantilla With this mode you can write your files with Libreoffice default styles. If you want to create new ones, you should write them using Libreoffice API code</text:p>
        </text:list-item>
      </text:list>
      <text:p text:style-name="Code">from unogenerator import ODT<text:line-break/>doc=ODT()</text:p>
      <text:h text:style-name="Heading_20_2" text:outline-level="2">Estilos</text:h>
      <text:p text:style-name="Standard">To call default Libreoffice paragraph styles you must use their english name. Puedes ver sus nombres con este método:</text:p>
      <text:p text:style-name="Code">doc.print_styles()</text:p>
      <text:h text:style-name="Heading_20_2" text:outline-level="2">Tablas</text:h>
      <text:p text:style-name="Standard">We can create tables with diferent font sizes and formats:[15, 70, 15]</text:p>
      <table:table table:name="Tabla1" table:style-name="Tabla1" table:template-name="Table1">
        <table:table-column table:style-name="Tabla1.A"/>
        <table:table-column table:style-name="Tabla1.B"/>
        <table:table-column table:style-name="Tabla1.C"/>
        <table:table-row table:style-name="TableLine140409530269840">
          <table:table-cell table:style-name="Tabla1.A1" office:value-type="string">
            <text:p text:style-name="P11">Concepto</text:p>
          </table:table-cell>
          <table:table-cell table:style-name="Tabla1.A1" office:value-type="string">
            <text:p text:style-name="P11">Valor</text:p>
          </table:table-cell>
          <table:table-cell table:style-name="Tabla1.C1" office:value-type="string">
            <text:p text:style-name="P11">Commnet</text:p>
          </table:table-cell>
        </table:table-row>
        <table:table-row table:style-name="TableLine140409530269840">
          <table:table-cell table:style-name="Tabla1.A2" office:value-type="string">
            <text:p text:style-name="P5">Texto</text:p>
          </table:table-cell>
          <table:table-cell table:style-name="Tabla1.B2" office:value-type="string">
            <text:p text:style-name="P5">Esto es un texto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409530269840">
          <table:table-cell table:style-name="Tabla1.A2" office:value-type="string">
            <text:p text:style-name="P5">Fecha y hora</text:p>
          </table:table-cell>
          <table:table-cell table:style-name="Tabla1.B2" office:value-type="string">
            <text:p text:style-name="P7">2021-11-14 19:53:56.825731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409530269840">
          <table:table-cell table:style-name="Tabla1.A2" office:value-type="string">
            <text:p text:style-name="P5">Fecha</text:p>
          </table:table-cell>
          <table:table-cell table:style-name="Tabla1.B2" office:value-type="string">
            <text:p text:style-name="P7">2021-11-14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409530269840">
          <table:table-cell table:style-name="Tabla1.A2" office:value-type="string">
            <text:p text:style-name="P5">Float</text:p>
          </table:table-cell>
          <table:table-cell table:style-name="Tabla1.B2" office:value-type="string">
            <text:p text:style-name="P7">12.121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409530269840">
          <table:table-cell table:style-name="Tabla1.A2" office:value-type="string">
            <text:p text:style-name="P5">Divisa</text:p>
          </table:table-cell>
          <table:table-cell table:style-name="Tabla1.B2" office:value-type="string">
            <text:p text:style-name="P9">-12.12 €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409530269840">
          <table:table-cell table:style-name="Tabla1.A2" office:value-type="string">
            <text:p text:style-name="P5">Porcentaje</text:p>
          </table:table-cell>
          <table:table-cell table:style-name="Tabla1.B2" office:value-type="string">
            <text:p text:style-name="P7">33.33 %</text:p>
          </table:table-cell>
          <table:table-cell table:style-name="Tabla1.C2" office:value-type="string">
            <text:p text:style-name="P5">Bueno</text:p>
          </table:table-cell>
        </table:table-row>
      </table:table>
      <table:table table:name="Tabla2" table:style-name="Tabla2" table:template-name="Table1">
        <table:table-column table:style-name="Tabla2.A"/>
        <table:table-column table:style-name="Tabla2.B"/>
        <table:table-column table:style-name="Tabla2.C"/>
        <table:table-row table:style-name="TableLine140409822889184">
          <table:table-cell table:style-name="Tabla2.A1" office:value-type="string">
            <text:p text:style-name="P12">Concepto</text:p>
          </table:table-cell>
          <table:table-cell table:style-name="Tabla2.A1" office:value-type="string">
            <text:p text:style-name="P12">Valor</text:p>
          </table:table-cell>
          <table:table-cell table:style-name="Tabla2.C1" office:value-type="string">
            <text:p text:style-name="P12">Commnet</text:p>
          </table:table-cell>
        </table:table-row>
        <table:table-row table:style-name="TableLine140409822889184">
          <table:table-cell table:style-name="Tabla2.A2" office:value-type="string">
            <text:p text:style-name="P6">Texto</text:p>
          </table:table-cell>
          <table:table-cell table:style-name="Tabla2.B2" office:value-type="string">
            <text:p text:style-name="P6">Esto es un texto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40409822889184">
          <table:table-cell table:style-name="Tabla2.A2" office:value-type="string">
            <text:p text:style-name="P6">Fecha y hora</text:p>
          </table:table-cell>
          <table:table-cell table:style-name="Tabla2.B2" office:value-type="string">
            <text:p text:style-name="P8">2021-11-14 19:53:56.825731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40409822889184">
          <table:table-cell table:style-name="Tabla2.A2" office:value-type="string">
            <text:p text:style-name="P6">Fecha</text:p>
          </table:table-cell>
          <table:table-cell table:style-name="Tabla2.B2" office:value-type="string">
            <text:p text:style-name="P8">2021-11-14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40409822889184">
          <table:table-cell table:style-name="Tabla2.A2" office:value-type="string">
            <text:p text:style-name="P6">Float</text:p>
          </table:table-cell>
          <table:table-cell table:style-name="Tabla2.B2" office:value-type="string">
            <text:p text:style-name="P8">12.121</text:p>
          </table:table-cell>
          <table:table-cell table:style-name="Tabla2.C2" office:value-type="string">
            <text:p text:style-name="P6">Bueno</text:p>
          </table:table-cell>
        </table:table-row>
        <text:soft-page-break/>
        <table:table-row table:style-name="TableLine140409822889184">
          <table:table-cell table:style-name="Tabla2.A2" office:value-type="string">
            <text:p text:style-name="P6">Divisa</text:p>
          </table:table-cell>
          <table:table-cell table:style-name="Tabla2.B2" office:value-type="string">
            <text:p text:style-name="P10">-12.12 €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40409822889184">
          <table:table-cell table:style-name="Tabla2.A2" office:value-type="string">
            <text:p text:style-name="P6">Porcentaje</text:p>
          </table:table-cell>
          <table:table-cell table:style-name="Tabla2.B2" office:value-type="string">
            <text:p text:style-name="P8">33.33 %</text:p>
          </table:table-cell>
          <table:table-cell table:style-name="Tabla2.C2" office:value-type="string">
            <text:p text:style-name="P6">Bueno</text:p>
          </table:table-cell>
        </table:table-row>
      </table:table>
      <text:h text:style-name="Heading_20_2" text:outline-level="2">Listas y listas numeradas</text:h>
      <text:list xml:id="list195400974299988" text:continue-numbering="true" text:style-name="List_20_1">
        <text:list-item>
          <text:p text:style-name="BulletsLevel1">Lista simle</text:p>
        </text:list-item>
      </text:list>
      <text:list xml:id="list3792982670" text:style-name="List_20_2">
        <text:list-item>
          <text:p text:style-name="BulletsLevel2">Lista simle</text:p>
        </text:list-item>
        <text:list-item>
          <text:p text:style-name="BulletsLevel2">Lista simle</text:p>
        </text:list-item>
      </text:list>
      <text:list xml:id="list195401170715141" text:continue-list="list195400974299988" text:style-name="List_20_1">
        <text:list-item>
          <text:p text:style-name="BulletsLevel1">Lista simle</text:p>
        </text:list-item>
      </text:list>
      <text:list xml:id="list195402273811502" text:continue-list="list3792982670" text:style-name="List_20_2">
        <text:list-item>
          <text:p text:style-name="BulletsLevel2">Lista simle</text:p>
        </text:list-item>
      </text:list>
      <text:list xml:id="list195402532503850" text:continue-list="list195401170715141" text:style-name="List_20_1">
        <text:list-item>
          <text:p text:style-name="BulletsLevel1">Lista simle</text:p>
        </text:list-item>
      </text:list>
      <text:h text:style-name="P2" text:outline-level="2">Imágenes</text:h>
      <text:p text:style-name="Standard">Este es un ejemplo de imagen as char: <draw:frame draw:style-name="fr1" draw:name="PRIMERA" text:anchor-type="as-char" svg:width="1cm" svg:height="1cm" draw:z-index="0"><draw:image xlink:href="../../../usr/lib/python3.9/site-packages/unogenerator-0.12.0-py3.9.egg/unogenerator/images/crown.png" xlink:type="simple" xlink:show="embed" xlink:actuate="onLoad" draw:mime-type="image/png"/></draw:frame>. Ahora sigo escribiendo sin problemas.</text:p>
      <text:p text:style-name="Standard">Como puedes ver, puedo reutilizar la imagen cien veces. El tamaño del fichero no aumentará porque uso referencias.<draw:frame draw:style-name="fr1" draw:name="Imagen1" text:anchor-type="as-char" svg:width="0.499cm" svg:height="0.499cm" draw:z-index="1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2" text:anchor-type="as-char" svg:width="0.499cm" svg:height="0.499cm" draw:z-index="2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3" text:anchor-type="as-char" svg:width="0.499cm" svg:height="0.499cm" draw:z-index="3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4" text:anchor-type="as-char" svg:width="0.499cm" svg:height="0.499cm" draw:z-index="4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5" text:anchor-type="as-char" svg:width="0.499cm" svg:height="0.499cm" draw:z-index="5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6" text:anchor-type="as-char" svg:width="0.499cm" svg:height="0.499cm" draw:z-index="6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7" text:anchor-type="as-char" svg:width="0.499cm" svg:height="0.499cm" draw:z-index="7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8" text:anchor-type="as-char" svg:width="0.499cm" svg:height="0.499cm" draw:z-index="8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9" text:anchor-type="as-char" svg:width="0.499cm" svg:height="0.499cm" draw:z-index="9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10" text:anchor-type="as-char" svg:width="0.499cm" svg:height="0.499cm" draw:z-index="10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11" text:anchor-type="as-char" svg:width="0.499cm" svg:height="0.499cm" draw:z-index="11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12" text:anchor-type="as-char" svg:width="0.499cm" svg:height="0.499cm" draw:z-index="12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13" text:anchor-type="as-char" svg:width="0.499cm" svg:height="0.499cm" draw:z-index="13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14" text:anchor-type="as-char" svg:width="0.499cm" svg:height="0.499cm" draw:z-index="14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15" text:anchor-type="as-char" svg:width="0.499cm" svg:height="0.499cm" draw:z-index="15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16" text:anchor-type="as-char" svg:width="0.499cm" svg:height="0.499cm" draw:z-index="16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17" text:anchor-type="as-char" svg:width="0.499cm" svg:height="0.499cm" draw:z-index="17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18" text:anchor-type="as-char" svg:width="0.499cm" svg:height="0.499cm" draw:z-index="18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19" text:anchor-type="as-char" svg:width="0.499cm" svg:height="0.499cm" draw:z-index="19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20" text:anchor-type="as-char" svg:width="0.499cm" svg:height="0.499cm" draw:z-index="20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21" text:anchor-type="as-char" svg:width="0.499cm" svg:height="0.499cm" draw:z-index="21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22" text:anchor-type="as-char" svg:width="0.499cm" svg:height="0.499cm" draw:z-index="22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23" text:anchor-type="as-char" svg:width="0.499cm" svg:height="0.499cm" draw:z-index="23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24" text:anchor-type="as-char" svg:width="0.499cm" svg:height="0.499cm" draw:z-index="24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25" text:anchor-type="as-char" svg:width="0.499cm" svg:height="0.499cm" draw:z-index="25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26" text:anchor-type="as-char" svg:width="0.499cm" svg:height="0.499cm" draw:z-index="26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27" text:anchor-type="as-char" svg:width="0.499cm" svg:height="0.499cm" draw:z-index="27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28" text:anchor-type="as-char" svg:width="0.499cm" svg:height="0.499cm" draw:z-index="28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29" text:anchor-type="as-char" svg:width="0.499cm" svg:height="0.499cm" draw:z-index="29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30" text:anchor-type="as-char" svg:width="0.499cm" svg:height="0.499cm" draw:z-index="30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31" text:anchor-type="as-char" svg:width="0.499cm" svg:height="0.499cm" draw:z-index="31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32" text:anchor-type="as-char" svg:width="0.499cm" svg:height="0.499cm" draw:z-index="32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33" text:anchor-type="as-char" svg:width="0.499cm" svg:height="0.499cm" draw:z-index="33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34" text:anchor-type="as-char" svg:width="0.499cm" svg:height="0.499cm" draw:z-index="34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35" text:anchor-type="as-char" svg:width="0.499cm" svg:height="0.499cm" draw:z-index="35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36" text:anchor-type="as-char" svg:width="0.499cm" svg:height="0.499cm" draw:z-index="36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37" text:anchor-type="as-char" svg:width="0.499cm" svg:height="0.499cm" draw:z-index="37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38" text:anchor-type="as-char" svg:width="0.499cm" svg:height="0.499cm" draw:z-index="38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39" text:anchor-type="as-char" svg:width="0.499cm" svg:height="0.499cm" draw:z-index="39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40" text:anchor-type="as-char" svg:width="0.499cm" svg:height="0.499cm" draw:z-index="40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41" text:anchor-type="as-char" svg:width="0.499cm" svg:height="0.499cm" draw:z-index="41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42" text:anchor-type="as-char" svg:width="0.499cm" svg:height="0.499cm" draw:z-index="42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43" text:anchor-type="as-char" svg:width="0.499cm" svg:height="0.499cm" draw:z-index="43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44" text:anchor-type="as-char" svg:width="0.499cm" svg:height="0.499cm" draw:z-index="44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45" text:anchor-type="as-char" svg:width="0.499cm" svg:height="0.499cm" draw:z-index="45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46" text:anchor-type="as-char" svg:width="0.499cm" svg:height="0.499cm" draw:z-index="46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47" text:anchor-type="as-char" svg:width="0.499cm" svg:height="0.499cm" draw:z-index="47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48" text:anchor-type="as-char" svg:width="0.499cm" svg:height="0.499cm" draw:z-index="48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49" text:anchor-type="as-char" svg:width="0.499cm" svg:height="0.499cm" draw:z-index="49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50" text:anchor-type="as-char" svg:width="0.499cm" svg:height="0.499cm" draw:z-index="50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51" text:anchor-type="as-char" svg:width="0.499cm" svg:height="0.499cm" draw:z-index="51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52" text:anchor-type="as-char" svg:width="0.499cm" svg:height="0.499cm" draw:z-index="52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53" text:anchor-type="as-char" svg:width="0.499cm" svg:height="0.499cm" draw:z-index="53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54" text:anchor-type="as-char" svg:width="0.499cm" svg:height="0.499cm" draw:z-index="54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55" text:anchor-type="as-char" svg:width="0.499cm" svg:height="0.499cm" draw:z-index="55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56" text:anchor-type="as-char" svg:width="0.499cm" svg:height="0.499cm" draw:z-index="56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57" text:anchor-type="as-char" svg:width="0.499cm" svg:height="0.499cm" draw:z-index="57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58" text:anchor-type="as-char" svg:width="0.499cm" svg:height="0.499cm" draw:z-index="58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59" text:anchor-type="as-char" svg:width="0.499cm" svg:height="0.499cm" draw:z-index="59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60" text:anchor-type="as-char" svg:width="0.499cm" svg:height="0.499cm" draw:z-index="60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61" text:anchor-type="as-char" svg:width="0.499cm" svg:height="0.499cm" draw:z-index="61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62" text:anchor-type="as-char" svg:width="0.499cm" svg:height="0.499cm" draw:z-index="62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63" text:anchor-type="as-char" svg:width="0.499cm" svg:height="0.499cm" draw:z-index="63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64" text:anchor-type="as-char" svg:width="0.499cm" svg:height="0.499cm" draw:z-index="64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65" text:anchor-type="as-char" svg:width="0.499cm" svg:height="0.499cm" draw:z-index="65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66" text:anchor-type="as-char" svg:width="0.499cm" svg:height="0.499cm" draw:z-index="66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67" text:anchor-type="as-char" svg:width="0.499cm" svg:height="0.499cm" draw:z-index="67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68" text:anchor-type="as-char" svg:width="0.499cm" svg:height="0.499cm" draw:z-index="68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69" text:anchor-type="as-char" svg:width="0.499cm" svg:height="0.499cm" draw:z-index="69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70" text:anchor-type="as-char" svg:width="0.499cm" svg:height="0.499cm" draw:z-index="70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71" text:anchor-type="as-char" svg:width="0.499cm" svg:height="0.499cm" draw:z-index="71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72" text:anchor-type="as-char" svg:width="0.499cm" svg:height="0.499cm" draw:z-index="72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73" text:anchor-type="as-char" svg:width="0.499cm" svg:height="0.499cm" draw:z-index="73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74" text:anchor-type="as-char" svg:width="0.499cm" svg:height="0.499cm" draw:z-index="74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75" text:anchor-type="as-char" svg:width="0.499cm" svg:height="0.499cm" draw:z-index="75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76" text:anchor-type="as-char" svg:width="0.499cm" svg:height="0.499cm" draw:z-index="76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77" text:anchor-type="as-char" svg:width="0.499cm" svg:height="0.499cm" draw:z-index="77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78" text:anchor-type="as-char" svg:width="0.499cm" svg:height="0.499cm" draw:z-index="78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79" text:anchor-type="as-char" svg:width="0.499cm" svg:height="0.499cm" draw:z-index="79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80" text:anchor-type="as-char" svg:width="0.499cm" svg:height="0.499cm" draw:z-index="80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81" text:anchor-type="as-char" svg:width="0.499cm" svg:height="0.499cm" draw:z-index="81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82" text:anchor-type="as-char" svg:width="0.499cm" svg:height="0.499cm" draw:z-index="82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83" text:anchor-type="as-char" svg:width="0.499cm" svg:height="0.499cm" draw:z-index="83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84" text:anchor-type="as-char" svg:width="0.499cm" svg:height="0.499cm" draw:z-index="84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85" text:anchor-type="as-char" svg:width="0.499cm" svg:height="0.499cm" draw:z-index="85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86" text:anchor-type="as-char" svg:width="0.499cm" svg:height="0.499cm" draw:z-index="86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87" text:anchor-type="as-char" svg:width="0.499cm" svg:height="0.499cm" draw:z-index="87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88" text:anchor-type="as-char" svg:width="0.499cm" svg:height="0.499cm" draw:z-index="88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89" text:anchor-type="as-char" svg:width="0.499cm" svg:height="0.499cm" draw:z-index="89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90" text:anchor-type="as-char" svg:width="0.499cm" svg:height="0.499cm" draw:z-index="90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91" text:anchor-type="as-char" svg:width="0.499cm" svg:height="0.499cm" draw:z-index="91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92" text:anchor-type="as-char" svg:width="0.499cm" svg:height="0.499cm" draw:z-index="92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93" text:anchor-type="as-char" svg:width="0.499cm" svg:height="0.499cm" draw:z-index="93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94" text:anchor-type="as-char" svg:width="0.499cm" svg:height="0.499cm" draw:z-index="94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95" text:anchor-type="as-char" svg:width="0.499cm" svg:height="0.499cm" draw:z-index="95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96" text:anchor-type="as-char" svg:width="0.499cm" svg:height="0.499cm" draw:z-index="96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97" text:anchor-type="as-char" svg:width="0.499cm" svg:height="0.499cm" draw:z-index="97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98" text:anchor-type="as-char" svg:width="0.499cm" svg:height="0.499cm" draw:z-index="98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99" text:anchor-type="as-char" svg:width="0.499cm" svg:height="0.499cm" draw:z-index="99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100" text:anchor-type="as-char" svg:width="0.499cm" svg:height="0.499cm" draw:z-index="100"><draw:image xlink:href="../../../usr/lib/python3.9/site-packages/unogenerator-0.12.0-py3.9.egg/unogenerator/images/crown.png" xlink:type="simple" xlink:show="embed" xlink:actuate="onLoad" draw:mime-type="image/png"/></draw:frame></text:p>
      <text:p text:style-name="Standard">El siguiente párrafo es generado con el método illustration</text:p>
      <text:p text:style-name="Illustration"><draw:frame draw:style-name="fr1" draw:name="Imagen101" text:anchor-type="as-char" svg:width="2.499cm" svg:height="1.499cm" draw:z-index="101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102" text:anchor-type="as-char" svg:width="2.499cm" svg:height="1.499cm" draw:z-index="102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103" text:anchor-type="as-char" svg:width="2.499cm" svg:height="1.499cm" draw:z-index="103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104" text:anchor-type="as-char" svg:width="2.499cm" svg:height="1.499cm" draw:z-index="104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105" text:anchor-type="as-char" svg:width="2.499cm" svg:height="1.499cm" draw:z-index="105"><draw:image xlink:href="../../../usr/lib/python3.9/site-packages/unogenerator-0.12.0-py3.9.egg/unogenerator/images/crown.png" xlink:type="simple" xlink:show="embed" xlink:actuate="onLoad" draw:mime-type="image/png"/></draw:frame></text:p>
      <text:h text:style-name="Heading_20_2" text:outline-level="2">Buscar y reemplazar</text:h>
      <text:p text:style-name="Standard">Below this paragraph is a paragraph with a % REPLACEME % (Without white spaces) text and it's going to be replaced after all document is been generated</text:p>
      <text:p text:style-name="Standard">Este párrafo se puso al final del código después de un comando de busqueda y sustitución.</text:p>
      <text:p text:style-name="Standard">Este párrafo fue añadido después de la sustitución.</text:p>
      <text:p text:style-name="P3">Este párrafo se añadió despues de un salto de página.</text:p>
      <text:p text:style-name="P4">This paragraph was set after a page break with Landscape style.</text:p>
      <text:p text:style-name="Standard">This is a pair of brackets )(.NOW)(</text:p>
      <text:p text:style-name="Standard">This is a set of symbols: .,:;?ºª\_-/(). REPLACEDNOW)(</text:p>
      <text:p text:style-name="Standard"/>
      <text:p text:style-name="Standard"/>
      <text:p text:style-name="Standard"/>
      <text:h text:style-name="P1" text:outline-level="1">ODS</text:h>
      <text:h text:style-name="Heading_20_2" text:outline-level="2">Ejemplo 'Hola mundo' con ODS</text:h>
      <text:p text:style-name="Standard">This is a Hello World example. You'll get the example in ods, xlsx and pdf formats:</text:p>
      <text:p text:style-name="Code">from unogenerator import ODS_Standard<text:line-break/>doc=ODS_Standard()<text:line-break/>doc.addCellMergedWithStyle("A1:E1", "Hello world", style="BoldCenter")<text:line-break/>doc.save("hello_world.ods")<text:line-break/>doc.export_xlsx("hello_world.xlsx")<text:line-break/>doc.export_pdf("hello_world.pdf")<text:line-break/>doc.close()</text:p>
      <text:p text:style-name="Cod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 Mono" svg:font-family="'DejaVu Sans Mono'" style:font-adornments="Libro" style:font-family-generic="modern" style:font-pitch="fixed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Negrita" style:font-family-generic="swiss" style:font-pitch="variable"/>
    <style:font-face style:name="DejaVu Sans3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style:contextual-spacing="false" fo:text-align="justify" style:justify-single-word="false" fo:text-indent="1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style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style:contextual-spacing="false"/>
      <style:text-properties style:font-name="DejaVu Sans1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style:contextual-spacing="false"/>
      <style:text-properties style:font-name="DejaVu Sans1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ejaVu Sans1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style:contextual-spacing="false" fo:text-align="center" style:justify-single-word="false" fo:text-indent="0cm" style:auto-text-indent="false" style:page-number="auto"/>
      <style:text-properties fo:font-style="oblique"/>
    </style:style>
    <style:style style:name="PV" style:family="paragraph" style:parent-style-name="Standard" style:auto-update="true" style:master-page-name="Standard">
      <style:paragraph-properties style:page-number="auto" fo:break-before="auto" fo:break-after="auto"/>
      <style:text-properties fo:font-size="2pt"/>
    </style:style>
    <style:style style:name="PH" style:family="paragraph" style:parent-style-name="PV" style:auto-update="true" style:master-page-name="Landscape">
      <style:paragraph-properties style:page-number="auto" fo:break-before="auto" fo:break-after="auto"/>
      <style:text-properties fo:font-size="2pt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cm" fo:margin-bottom="0.4cm" style:contextual-spacing="false" fo:text-align="center" style:justify-single-word="false" fo:text-indent="0cm" style:auto-text-indent="false"/>
      <style:text-properties style:font-name="DejaVu Sans1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style:contextual-spacing="false" fo:text-align="center" style:justify-single-word="false" fo:text-indent="0cm" style:auto-text-indent="false"/>
      <style:text-properties style:font-name="DejaVu Sans3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BulletsLevel1" style:family="paragraph" style:parent-style-name="Text_20_body" style:auto-update="true" style:default-outline-level="" style:list-style-name="List_20_1">
      <style:paragraph-properties fo:line-height="100%"/>
    </style:style>
    <style:style style:name="Illustration" style:family="paragraph" style:parent-style-name="Caption" style:auto-update="true" style:class="extra">
      <style:paragraph-properties fo:margin-left="0cm" fo:margin-right="0cm" fo:margin-top="0.3cm" fo:margin-bottom="0.3cm" style:contextual-spacing="true" fo:text-align="center" style:justify-single-word="false" fo:text-indent="0cm" style:auto-text-indent="false"/>
      <style:text-properties fo:font-weight="normal"/>
    </style:style>
    <style:style style:name="Code" style:family="paragraph" style:parent-style-name="Standard" style:auto-update="true" style:master-page-name="">
      <loext:graphic-properties draw:fill="solid" draw:fill-color="#696969"/>
      <style:paragraph-properties fo:margin-left="0.3cm" fo:margin-right="0.3cm" fo:margin-top="0.199cm" fo:margin-bottom="0.199cm" style:contextual-spacing="true" fo:text-align="start" style:justify-single-word="false" fo:text-indent="0cm" style:auto-text-indent="false" style:page-number="auto" fo:background-color="#696969" fo:padding="0.049cm" fo:border="none" style:shadow="none">
        <style:tab-stops/>
      </style:paragraph-properties>
      <style:text-properties fo:color="#00ff00" loext:opacity="100%" style:font-name="DejaVu Sans Mono" fo:font-family="'DejaVu Sans Mono'" style:font-style-name="Libro" style:font-family-generic="modern" style:font-pitch="fixed" fo:font-size="9pt" fo:font-weight="bold"/>
    </style:style>
    <style:style style:name="Table_20_Contents" style:display-name="Table Contents" style:family="paragraph" style:parent-style-name="Standard" style:auto-update="true" style:class="extra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text:number-lines="false" text:line-number="0"/>
    </style:style>
    <style:style style:name="Table_20_Heading" style:display-name="Table Heading" style:family="paragraph" style:parent-style-name="Table_20_Contents" style:auto-update="true" style:class="extra" style:master-page-name="">
      <loext:graphic-properties draw:fill="none" draw:fill-color="#c0c0c0"/>
      <style:paragraph-properties fo:text-align="center" style:justify-single-word="false" style:page-number="auto" fo:background-color="transparent" text:number-lines="false" text:line-number="0"/>
      <style:text-properties fo:color="#000000" loext:opacity="100%" fo:font-weight="bold" fo:background-color="transparent" style:font-weight-asian="bold" style:font-weight-complex="bold"/>
    </style:style>
    <style:style style:name="BulletsLevel2" style:family="paragraph" style:parent-style-name="Text_20_body" style:auto-update="true" style:default-outline-level="" style:list-style-name="List_20_2" style:master-page-name="">
      <style:paragraph-properties fo:margin-left="1.91cm" fo:margin-right="0cm" fo:text-indent="-0.64cm" style:auto-text-indent="false" style:page-number="auto">
        <style:tab-stops/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able1.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2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5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6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7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8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9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0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2" style:family="table-cell">
      <style:table-cell-properties fo:background-color="#808080" fo:border-left="0.51pt solid #000000" fo:border-righ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5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6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table:table-template table:name="Table1" table:first-row-end-column="row" table:first-row-start-column="row" table:last-row-end-column="row" table:last-row-start-column="column">
      <table:first-row table:style-name="Table1.1"/>
      <table:last-row table:style-name="Table1.2"/>
      <table:first-column table:style-name="Table1.3"/>
      <table:last-column table:style-name="Table1.4"/>
      <table:body table:style-name="Table1.9"/>
      <table:even-rows table:style-name="Table1.5"/>
      <table:odd-rows table:style-name="Table1.6"/>
      <table:even-columns table:style-name="Table1.7"/>
      <table:odd-columns table:style-name="Table1.8"/>
      <table:background table:style-name="Table1.10"/>
      <loext:first-row-even-column table:style-name="Table1.15"/>
      <loext:last-row-even-column table:style-name="Table1.16"/>
      <loext:first-row-end-column table:style-name="Table1.12"/>
      <loext:first-row-start-column table:style-name="Table1.11"/>
      <loext:last-row-end-column table:style-name="Table1.14"/>
      <loext:last-row-start-column table:style-name="Table1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  <style:master-page style:name="Landscape" style:page-layout-name="Mpm2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4T19:53:54</meta:creation-date>
    <meta:generator>LibreOffice/7.1.7.2$Linux_X86_64 LibreOffice_project/10$Build-2</meta:generator>
    <meta:editing-duration>PT4S</meta:editing-duration>
    <meta:editing-cycles>2</meta:editing-cycles>
    <meta:initial-creator>Turulomio</meta:initial-creator>
    <dc:description>This file have been generated with UnoGenerator-0.12.0. You can see UnoGenerator main page in http://github.com/turulomio/unogenerator</dc:description>
    <dc:subject>Unogenerator python module documentation</dc:subject>
    <meta:keyword>unogenerator</meta:keyword>
    <meta:keyword>demo</meta:keyword>
    <meta:keyword>files</meta:keyword>
    <dc:date>2021-11-14T19:54:00.388045535</dc:date>
    <dc:title>Documentación de UnoGenerator</dc:title>
    <meta:document-statistic meta:table-count="2" meta:image-count="106" meta:object-count="0" meta:page-count="7" meta:paragraph-count="94" meta:word-count="570" meta:character-count="3736" meta:non-whitespace-character-count="3257"/>
  </office:meta>
</office:document-meta>
</file>